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みかちゃん_o-PB" svg:font-family="みかちゃん_o-P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45cm"/>
    </style:style>
    <style:style style:name="P1" style:family="paragraph">
      <style:text-properties style:font-name="みかちゃん_o-PB" fo:font-size="192pt" style:font-name-asian="みかちゃん_o-PB" style:font-size-asian="192pt" style:font-size-complex="192pt"/>
    </style:style>
    <style:style style:name="T1" style:family="text">
      <style:text-properties style:font-name="みかちゃん_o-PB" fo:font-size="192pt" style:font-name-asian="みかちゃん_o-PB" style:font-size-asian="192pt" style:font-size-complex="19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cm" svg:height="7.7cm" svg:x="0.1cm" svg:y="0.4cm">
          <draw:text-box>
            <text:p text:style-name="P1"><text:span text:style-name="T1">まぐ</text:span></text:p>
          </draw:text-box>
        </draw:frame>
        <draw:frame draw:style-name="gr1" draw:text-style-name="P1" draw:layer="layout" svg:width="14.8cm" svg:height="7.7cm" svg:x="7.1cm" svg:y="6.7cm">
          <draw:text-box>
            <text:p text:style-name="P1"><text:span text:style-name="T1">まぐ</text:span></text:p>
          </draw:text-box>
        </draw:frame>
        <draw:frame draw:style-name="gr1" draw:text-style-name="P1" draw:layer="layout" svg:width="14.8cm" svg:height="7.7cm" svg:x="3cm" svg:y="13.1cm">
          <draw:text-box>
            <text:p text:style-name="P1"><text:span text:style-name="T1">まぐ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みかちゃん_o-PB" svg:font-family="みかちゃん_o-P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IKO Yusuke</meta:initial-creator>
    <meta:creation-date>2014-12-15T22:34:01.119721000</meta:creation-date>
    <dc:date>2014-12-15T22:37:51.255011000</dc:date>
    <dc:creator>AIKO Yusuke</dc:creator>
    <meta:editing-duration>PT3M50S</meta:editing-duration>
    <meta:editing-cycles>1</meta:editing-cycles>
    <meta:document-statistic meta:object-count="3"/>
    <meta:generator>LibreOffice/4.3.4.1$MacOSX_X86_64 LibreOffice_project/bc356b2f991740509f321d70e4512a6a54c5f243</meta:generator>
  </office:meta>
</office:document-meta>
</file>